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a547" officeooo:paragraph-rsid="0019a547"/>
    </style:style>
    <style:style style:name="P2" style:family="paragraph" style:parent-style-name="Standard">
      <style:text-properties officeooo:rsid="001a1521" officeooo:paragraph-rsid="001a1521"/>
    </style:style>
    <style:style style:name="P3" style:family="paragraph" style:parent-style-name="Standard">
      <style:text-properties fo:color="#ff0000" loext:opacity="100%" fo:font-size="36pt" fo:font-weight="bold" officeooo:rsid="001a1521" officeooo:paragraph-rsid="001a1521" style:font-size-asian="36pt" style:font-weight-asian="bold" style:font-size-complex="36pt" style:font-weight-complex="bold"/>
    </style:style>
    <style:style style:name="P4" style:family="paragraph" style:parent-style-name="Standard">
      <style:text-properties fo:color="#ff0000" loext:opacity="100%" fo:font-size="12pt" fo:font-weight="bold" officeooo:rsid="001a1521" officeooo:paragraph-rsid="001a1521" style:font-size-asian="10.5pt" style:font-weight-asian="bold" style:font-size-complex="12pt" style:font-weight-complex="bold"/>
    </style:style>
    <style:style style:name="P5" style:family="paragraph" style:parent-style-name="Standard">
      <style:text-properties fo:color="#ff0000" loext:opacity="100%" fo:font-size="12pt" fo:font-weight="normal" officeooo:rsid="001a1521" officeooo:paragraph-rsid="001a1521" style:font-size-asian="10.5pt" style:font-weight-asian="normal" style:font-size-complex="12pt" style:font-weight-complex="normal"/>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text-properties officeooo:rsid="0019a547" officeooo:paragraph-rsid="0019a547"/>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text-properties loext:padding="0cm" loext:border="non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text-properties officeooo:rsid="001a1521" officeooo:paragraph-rsid="001a1521"/>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style style:name="P37" style:family="paragraph" style:parent-style-name="Text_20_body">
      <style:text-properties fo:color="#ff0000" loext:opacity="100%" fo:font-size="12pt" fo:font-weight="normal" officeooo:rsid="001a1521" officeooo:paragraph-rsid="001a1521" style:font-size-asian="10.5pt" style:font-weight-asian="normal" style:font-size-complex="12pt" style:font-weight-complex="normal"/>
    </style:style>
    <style:style style:name="P38" style:family="paragraph" style:parent-style-name="Text_20_body">
      <style:text-properties fo:color="#ff0000" loext:opacity="100%" fo:font-size="12pt" fo:font-weight="bold" officeooo:rsid="001a1521" officeooo:paragraph-rsid="001a1521" style:font-size-asian="10.5pt" style:font-weight-asian="bold" style:font-size-complex="12pt" style:font-weight-complex="bold"/>
    </style:style>
    <style:style style:name="P39" style:family="paragraph" style:parent-style-name="Text_20_body" style:list-style-name="L17"/>
    <style:style style:name="T1" style:family="text">
      <style:text-properties fo:font-size="36pt" fo:font-weight="bold" style:font-size-asian="36pt" style:font-weight-asian="bold" style:font-size-complex="36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B.Tech Mechanical Engineering syllabus for the 2019 scheme at KTU (APJ Abdul Kalam Technological University) in Kerala typically includes a comprehensive range of subjects covering various aspects of mechanical engineering. Here's a general overview of the subjects included in each semester:</text:p>
      <text:p text:style-name="Text_20_body"><text:span text:style-name="Strong_20_Emphasis">First Semester:</text:span></text:p>
      <text:list xml:id="list942644228" text:style-name="L1">
        <text:list-item>
          <text:p text:style-name="P7">Engineering Mathematics I</text:p>
        </text:list-item>
        <text:list-item>
          <text:p text:style-name="P7">Engineering Physics</text:p>
        </text:list-item>
        <text:list-item>
          <text:p text:style-name="P7">Engineering Chemistry</text:p>
        </text:list-item>
        <text:list-item>
          <text:p text:style-name="P7">Computational Thinking and Problem Solving</text:p>
        </text:list-item>
        <text:list-item>
          <text:p text:style-name="P7">Mechanics</text:p>
        </text:list-item>
        <text:list-item>
          <text:p text:style-name="P6">Introduction to Sustainable Engineering</text:p>
        </text:list-item>
      </text:list>
      <text:p text:style-name="Text_20_body"><text:span text:style-name="Strong_20_Emphasis">Second Semester:</text:span></text:p>
      <text:list xml:id="list2126215987" text:style-name="L2">
        <text:list-item>
          <text:p text:style-name="P9">Engineering Mathematics II</text:p>
        </text:list-item>
        <text:list-item>
          <text:p text:style-name="P9">Engineering Mechanics</text:p>
        </text:list-item>
        <text:list-item>
          <text:p text:style-name="P9">Basic Electrical Engineering</text:p>
        </text:list-item>
        <text:list-item>
          <text:p text:style-name="P9">Basic Electronics Engineering</text:p>
        </text:list-item>
        <text:list-item>
          <text:p text:style-name="P9">Engineering Drawing</text:p>
        </text:list-item>
        <text:list-item>
          <text:p text:style-name="P8">Introduction to Mechanical Engineering Sciences</text:p>
        </text:list-item>
      </text:list>
      <text:p text:style-name="Text_20_body"><text:span text:style-name="Strong_20_Emphasis">Third Semester:</text:span></text:p>
      <text:list xml:id="list4074608679" text:style-name="L3">
        <text:list-item>
          <text:p text:style-name="P11">Engineering Mathematics III</text:p>
        </text:list-item>
        <text:list-item>
          <text:p text:style-name="P11">Fluid Mechanics</text:p>
        </text:list-item>
        <text:list-item>
          <text:p text:style-name="P11">Thermodynamics</text:p>
        </text:list-item>
        <text:list-item>
          <text:p text:style-name="P11">Materials Science and Engineering</text:p>
        </text:list-item>
        <text:list-item>
          <text:p text:style-name="P11">Manufacturing Technology I</text:p>
        </text:list-item>
        <text:list-item>
          <text:p text:style-name="P10">Environmental Studies</text:p>
        </text:list-item>
      </text:list>
      <text:p text:style-name="Text_20_body"><text:span text:style-name="Strong_20_Emphasis">Fourth Semester:</text:span></text:p>
      <text:list xml:id="list1510470969" text:style-name="L4">
        <text:list-item>
          <text:p text:style-name="P13">Numerical Methods</text:p>
        </text:list-item>
        <text:list-item>
          <text:p text:style-name="P13">Engineering Economics</text:p>
        </text:list-item>
        <text:list-item>
          <text:p text:style-name="P13">Mechanics of Solids</text:p>
        </text:list-item>
        <text:list-item>
          <text:p text:style-name="P13">Mechanics of Fluids</text:p>
        </text:list-item>
        <text:list-item>
          <text:p text:style-name="P13">Machine Drawing</text:p>
        </text:list-item>
        <text:list-item>
          <text:p text:style-name="P12">Manufacturing Technology II</text:p>
        </text:list-item>
      </text:list>
      <text:p text:style-name="Text_20_body"><text:span text:style-name="Strong_20_Emphasis">Fifth Semester:</text:span></text:p>
      <text:list xml:id="list2478810460" text:style-name="L5">
        <text:list-item>
          <text:p text:style-name="P15">Design of Machine Elements</text:p>
        </text:list-item>
        <text:list-item>
          <text:p text:style-name="P15">Heat Transfer</text:p>
        </text:list-item>
        <text:list-item>
          <text:p text:style-name="P15">Dynamics of Machinery</text:p>
        </text:list-item>
        <text:list-item>
          <text:p text:style-name="P15">Industrial Engineering and Management</text:p>
        </text:list-item>
        <text:list-item>
          <text:p text:style-name="P15">Elective I</text:p>
        </text:list-item>
        <text:list-item>
          <text:p text:style-name="P14">Open Course I</text:p>
        </text:list-item>
      </text:list>
      <text:p text:style-name="Text_20_body"><text:span text:style-name="Strong_20_Emphasis">Sixth Semester:</text:span></text:p>
      <text:list xml:id="list405248519" text:style-name="L6">
        <text:list-item>
          <text:p text:style-name="P17"><text:soft-page-break/>Control Engineering</text:p>
        </text:list-item>
        <text:list-item>
          <text:p text:style-name="P17">Automobile Engineering</text:p>
        </text:list-item>
        <text:list-item>
          <text:p text:style-name="P17">Power Plant Engineering</text:p>
        </text:list-item>
        <text:list-item>
          <text:p text:style-name="P17">Elective II</text:p>
        </text:list-item>
        <text:list-item>
          <text:p text:style-name="P17">Open Course II</text:p>
        </text:list-item>
        <text:list-item>
          <text:p text:style-name="P16">Project Phase I</text:p>
        </text:list-item>
      </text:list>
      <text:p text:style-name="Text_20_body"><text:span text:style-name="Strong_20_Emphasis">Seventh Semester:</text:span></text:p>
      <text:list xml:id="list108849574" text:style-name="L7">
        <text:list-item>
          <text:p text:style-name="P19">Gas Dynamics and Jet Propulsion</text:p>
        </text:list-item>
        <text:list-item>
          <text:p text:style-name="P19">Turbo Machinery</text:p>
        </text:list-item>
        <text:list-item>
          <text:p text:style-name="P19">Renewable Sources of Energy</text:p>
        </text:list-item>
        <text:list-item>
          <text:p text:style-name="P19">Elective III</text:p>
        </text:list-item>
        <text:list-item>
          <text:p text:style-name="P19">Seminar</text:p>
        </text:list-item>
        <text:list-item>
          <text:p text:style-name="P18">Project Phase II</text:p>
        </text:list-item>
      </text:list>
      <text:p text:style-name="Text_20_body"><text:span text:style-name="Strong_20_Emphasis">Eighth Semester:</text:span></text:p>
      <text:list xml:id="list4185992563" text:style-name="L8">
        <text:list-item>
          <text:p text:style-name="P21">Design Project</text:p>
        </text:list-item>
        <text:list-item>
          <text:p text:style-name="P21">Professional Elective</text:p>
        </text:list-item>
        <text:list-item>
          <text:p text:style-name="P20">Industrial Training</text:p>
        </text:list-item>
      </text:list>
      <text:p text:style-name="Text_20_body">This is a general overview of the B.Tech Mechanical Engineering syllabus for the 2019 scheme at KTU in Kerala. Please note that the syllabus may vary slightly from year to year, and students may have the opportunity to choose elective subjects based on their interests and career goals. For the most accurate and up-to-date information, it's recommended to refer to the official KTU website or contact the university directly.</text:p>
      <text:p text:style-name="P1">================================================================</text:p>
      <text:p text:style-name="P1"/>
      <text:p text:style-name="P1"/>
      <text:p text:style-name="P1"/>
      <text:p text:style-name="P24">The Fluid Mechanics syllabus for a Bachelor of Technology (B.Tech) program typically covers fundamental concepts, principles, and applications of fluid mechanics. Here's a general outline of topics commonly included in a B.Tech Fluid Mechanics syllabus:</text:p>
      <text:list xml:id="list3708063903" text:style-name="L9">
        <text:list-item>
          <text:p text:style-name="P22">Introduction to Fluid Mechanics:</text:p>
          <text:list>
            <text:list-item>
              <text:p text:style-name="P23">Definition of fluid mechanics</text:p>
            </text:list-item>
            <text:list-item>
              <text:p text:style-name="P23">Properties of fluids</text:p>
            </text:list-item>
            <text:list-item>
              <text:p text:style-name="P23">Classification of fluids</text:p>
            </text:list-item>
            <text:list-item>
              <text:p text:style-name="P23">Fluid statics: pressure distribution in fluids, manometry, forces on submerged surfaces</text:p>
            </text:list-item>
          </text:list>
        </text:list-item>
        <text:list-item>
          <text:p text:style-name="P22">Fluid Kinematics:</text:p>
          <text:list>
            <text:list-item>
              <text:p text:style-name="P23">Description of fluid flow</text:p>
            </text:list-item>
            <text:list-item>
              <text:p text:style-name="P23">Lagrangian and Eulerian descriptions</text:p>
            </text:list-item>
            <text:list-item>
              <text:p text:style-name="P23">Streamlines, streaklines, and pathlines</text:p>
            </text:list-item>
            <text:list-item>
              <text:p text:style-name="P23">Velocity and acceleration fields</text:p>
            </text:list-item>
          </text:list>
        </text:list-item>
        <text:list-item>
          <text:p text:style-name="P22">Fluid Dynamics:</text:p>
          <text:list>
            <text:list-item>
              <text:p text:style-name="P23">Conservation laws: mass, momentum, and energy equations</text:p>
            </text:list-item>
            <text:list-item>
              <text:p text:style-name="P23"><text:soft-page-break/>Control volume analysis</text:p>
            </text:list-item>
            <text:list-item>
              <text:p text:style-name="P23">Reynolds Transport Theorem</text:p>
            </text:list-item>
            <text:list-item>
              <text:p text:style-name="P23">Bernoulli's equation and its applications</text:p>
            </text:list-item>
          </text:list>
        </text:list-item>
        <text:list-item>
          <text:p text:style-name="P22">Fluid Flow Measurements:</text:p>
          <text:list>
            <text:list-item>
              <text:p text:style-name="P23">Measurement of flow rate: venturi meter, orifice meter, Pitot tube, rotameter</text:p>
            </text:list-item>
            <text:list-item>
              <text:p text:style-name="P23">Calibration of flow meters</text:p>
            </text:list-item>
            <text:list-item>
              <text:p text:style-name="P23">Measurement of pressure and velocity</text:p>
            </text:list-item>
          </text:list>
        </text:list-item>
        <text:list-item>
          <text:p text:style-name="P22">Flow of Incompressible Fluids:</text:p>
          <text:list>
            <text:list-item>
              <text:p text:style-name="P23">Continuity equation</text:p>
            </text:list-item>
            <text:list-item>
              <text:p text:style-name="P23">Navier-Stokes equations</text:p>
            </text:list-item>
            <text:list-item>
              <text:p text:style-name="P23">Laminar and turbulent flows</text:p>
            </text:list-item>
            <text:list-item>
              <text:p text:style-name="P23">Boundary layer theory</text:p>
            </text:list-item>
          </text:list>
        </text:list-item>
        <text:list-item>
          <text:p text:style-name="P22">Flow Around Immersed Bodies:</text:p>
          <text:list>
            <text:list-item>
              <text:p text:style-name="P23">Drag and lift</text:p>
            </text:list-item>
            <text:list-item>
              <text:p text:style-name="P23">Boundary layer separation</text:p>
            </text:list-item>
            <text:list-item>
              <text:p text:style-name="P23">Flow past spheres, cylinders, and airfoils</text:p>
            </text:list-item>
          </text:list>
        </text:list-item>
        <text:list-item>
          <text:p text:style-name="P22">Dimensional Analysis and Similarity:</text:p>
          <text:list>
            <text:list-item>
              <text:p text:style-name="P23">Buckingham π theorem</text:p>
            </text:list-item>
            <text:list-item>
              <text:p text:style-name="P23">Dimensionless numbers</text:p>
            </text:list-item>
            <text:list-item>
              <text:p text:style-name="P23">Model testing and similitude</text:p>
            </text:list-item>
          </text:list>
        </text:list-item>
        <text:list-item>
          <text:p text:style-name="P22">Fluid Flow in Pipes and Ducts:</text:p>
          <text:list>
            <text:list-item>
              <text:p text:style-name="P23">Fully developed flow</text:p>
            </text:list-item>
            <text:list-item>
              <text:p text:style-name="P23">Major and minor losses</text:p>
            </text:list-item>
            <text:list-item>
              <text:p text:style-name="P23">Pipe networks</text:p>
            </text:list-item>
          </text:list>
        </text:list-item>
        <text:list-item>
          <text:p text:style-name="P22">Open Channel Flow:</text:p>
          <text:list>
            <text:list-item>
              <text:p text:style-name="P23">Types of flow</text:p>
            </text:list-item>
            <text:list-item>
              <text:p text:style-name="P23">Uniform flow, gradually varied flow, rapidly varied flow</text:p>
            </text:list-item>
            <text:list-item>
              <text:p text:style-name="P23">Specific energy and critical flow</text:p>
            </text:list-item>
          </text:list>
        </text:list-item>
        <text:list-item>
          <text:p text:style-name="P22">Compressible Flow:</text:p>
          <text:list>
            <text:list-item>
              <text:p text:style-name="P23">Speed of sound</text:p>
            </text:list-item>
            <text:list-item>
              <text:p text:style-name="P23">Isentropic flow</text:p>
            </text:list-item>
            <text:list-item>
              <text:p text:style-name="P23">Normal and oblique shocks</text:p>
            </text:list-item>
          </text:list>
        </text:list-item>
        <text:list-item>
          <text:p text:style-name="P22">Introduction to Computational Fluid Dynamics (CFD):</text:p>
          <text:list>
            <text:list-item>
              <text:p text:style-name="P23">Basic principles of CFD</text:p>
            </text:list-item>
            <text:list-item>
              <text:p text:style-name="P23">Overview of numerical methods</text:p>
            </text:list-item>
            <text:list-item>
              <text:p text:style-name="P22">Applications and limitations</text:p>
            </text:list-item>
          </text:list>
        </text:list-item>
      </text:list>
      <text:p text:style-name="Text_20_body">This outline provides a broad overview of the typical topics covered in a B.Tech Fluid Mechanics syllabus. Actual syllabi may vary between institutions, and additional topics or variations may be included depending on the specific curriculum and academic requirements of the program.</text:p>
      <text:p text:style-name="P1"/>
      <text:p text:style-name="P1"/>
      <text:p text:style-name="P1"><text:soft-page-break/></text:p>
      <text:p text:style-name="P1"/>
      <text:p text:style-name="P24">In the field of Fluid Mechanics, several software packages are commonly used for simulation, analysis, and visualization of fluid flow phenomena. Some major software packages include:</text:p>
      <text:list xml:id="list1791022212" text:style-name="L10">
        <text:list-item>
          <text:p text:style-name="P25"><text:span text:style-name="Strong_20_Emphasis">ANSYS Fluent</text:span>: ANSYS Fluent is a powerful computational fluid dynamics (CFD) software package that allows engineers to simulate fluid flow, heat transfer, and other related phenomena. It offers a wide range of capabilities for modeling various flow scenarios, including turbulence, multiphase flow, and combustion.</text:p>
        </text:list-item>
        <text:list-item>
          <text:p text:style-name="P25"><text:span text:style-name="Strong_20_Emphasis">COMSOL Multiphysics</text:span>: COMSOL Multiphysics is a multiphysics simulation software that enables engineers and scientists to simulate and analyze coupled physics phenomena, including fluid flow, heat transfer, and structural mechanics. It offers a user-friendly interface and supports customization through its Application Builder.</text:p>
        </text:list-item>
        <text:list-item>
          <text:p text:style-name="P25"><text:span text:style-name="Strong_20_Emphasis">OpenFOAM</text:span>: OpenFOAM (Open Field Operation and Manipulation) is an open-source CFD software package that provides a comprehensive suite of solvers and utilities for simulating fluid flow and other related phenomena. It is highly customizable and widely used in both academic research and industrial applications.</text:p>
        </text:list-item>
        <text:list-item>
          <text:p text:style-name="P25"><text:span text:style-name="Strong_20_Emphasis">ANSYS CFX</text:span>: ANSYS CFX is another CFD software package developed by ANSYS that specializes in solving complex fluid flow problems. It offers advanced capabilities for modeling turbulent flows, multiphase flows, and fluid-structure interaction.</text:p>
        </text:list-item>
        <text:list-item>
          <text:p text:style-name="P25"><text:span text:style-name="Strong_20_Emphasis">FLUENT</text:span>: FLUENT is a CFD software package developed by ANSYS that focuses on solving a wide range of fluid flow problems, including laminar and turbulent flows, heat transfer, and combustion. It provides robust numerical algorithms and extensive post-processing capabilities.</text:p>
        </text:list-item>
        <text:list-item>
          <text:p text:style-name="P25"><text:span text:style-name="Strong_20_Emphasis">STAR-CCM+</text:span>: STAR-CCM+ is a CFD software package developed by Siemens Digital Industries Software. It offers a comprehensive set of tools for simulating fluid flow, heat transfer, and multiphysics phenomena. It features an intuitive user interface and parallel computing capabilities for efficient simulations.</text:p>
        </text:list-item>
        <text:list-item>
          <text:p text:style-name="P25"><text:span text:style-name="Strong_20_Emphasis">FLOW-3D</text:span>: FLOW-3D is a computational fluid dynamics software package developed by Flow Science. It is known for its advanced capabilities in modeling free-surface flows, such as waves and hydraulic jumps, as well as multiphase flows and fluid-structure interaction.</text:p>
        </text:list-item>
        <text:list-item>
          <text:p text:style-name="P25"><text:span text:style-name="Strong_20_Emphasis">CFD++</text:span>: CFD++ is a CFD software package developed by Metacomp Technologies. It offers a high-performance computing platform for simulating fluid flow and heat transfer phenomena. It is commonly used in aerospace, automotive, and turbomachinery industries.</text:p>
        </text:list-item>
      </text:list>
      <text:p text:style-name="Text_20_body">These are some of the major software packages used in the field of Fluid Mechanics for simulating and analyzing fluid flow phenomena. Each software has its own strengths and capabilities, and the choice of software often depends on the specific requirements of the project and the preferences of the user.</text:p>
      <text:p text:style-name="P24">Certainly! Open-source software provides users with the freedom to use, modify, and distribute the software's source code. In the field of fluid mechanics, several open-source software packages are available for simulation, analysis, and visualization. Here are some notable examples:</text:p>
      <text:list xml:id="list1177380890" text:style-name="L11">
        <text:list-item>
          <text:p text:style-name="P26"><text:soft-page-break/><text:span text:style-name="Strong_20_Emphasis">OpenFOAM</text:span>: OpenFOAM (Open Field Operation and Manipulation) is a widely used open-source computational fluid dynamics (CFD) software package. It offers a comprehensive suite of solvers and utilities for simulating fluid flow, heat transfer, and other related phenomena. OpenFOAM is highly customizable and has a large user community contributing to its development.</text:p>
        </text:list-item>
        <text:list-item>
          <text:p text:style-name="P26"><text:span text:style-name="Strong_20_Emphasis">SU2</text:span>: SU2 (Stanford University Unstructured) is an open-source CFD code developed by Stanford University. It provides a framework for solving partial differential equations on unstructured meshes and offers a range of solvers for compressible and incompressible flows, as well as aerodynamic shape optimization.</text:p>
        </text:list-item>
        <text:list-item>
          <text:p text:style-name="P26"><text:span text:style-name="Strong_20_Emphasis">Code_Saturne</text:span>: Code_Saturne is an open-source CFD software package developed by EDF (Électricité de France). It is designed for simulating fluid flows, heat transfer, and turbulence in complex geometries. Code_Saturne is particularly well-suited for applications in the nuclear, aerospace, and automotive industries.</text:p>
        </text:list-item>
        <text:list-item>
          <text:p text:style-name="P26"><text:span text:style-name="Strong_20_Emphasis">OpenVSP</text:span>: OpenVSP (Open Vehicle Sketch Pad) is an open-source parametric aircraft geometry tool developed by NASA. While primarily focused on aerodynamics, it includes some fluid mechanics capabilities for analyzing airflows around aircraft geometries.</text:p>
        </text:list-item>
        <text:list-item>
          <text:p text:style-name="P26"><text:span text:style-name="Strong_20_Emphasis">SU2_CFD</text:span>: SU2_CFD is a variant of the SU2 code specifically tailored for CFD simulations. It includes solvers for a wide range of fluid flow problems, including compressible and incompressible flows, turbulence modeling, and aerodynamic shape optimization.</text:p>
        </text:list-item>
        <text:list-item>
          <text:p text:style-name="P26"><text:span text:style-name="Strong_20_Emphasis">OpenLBM</text:span>: OpenLBM is an open-source lattice Boltzmann method (LBM) code developed for simulating fluid flows. It provides a platform for studying complex fluid dynamics phenomena, such as multiphase flows, fluid-structure interactions, and porous media flows.</text:p>
        </text:list-item>
        <text:list-item>
          <text:p text:style-name="P26"><text:span text:style-name="Strong_20_Emphasis">LBflow</text:span>: LBflow is another open-source lattice Boltzmann method (LBM) code designed for simulating fluid flows. It offers a user-friendly interface and supports parallel computing for efficient simulations on high-performance computing clusters.</text:p>
        </text:list-item>
      </text:list>
      <text:p text:style-name="Text_20_body">These are just a few examples of open-source software packages available for fluid mechanics simulations. Each software has its own features, capabilities, and user community, allowing users to choose the best tool for their specific needs and applications.</text:p>
      <text:p text:style-name="P24">In a typical fluid mechanics laboratory for a Bachelor of Technology (B.Tech) program, students usually conduct a variety of experiments to understand the fundamental principles and applications of fluid mechanics. Here are some major lab experiments commonly performed:</text:p>
      <text:list xml:id="list2886188902" text:style-name="L12">
        <text:list-item>
          <text:p text:style-name="P27"><text:span text:style-name="Strong_20_Emphasis">Measurement of Fluid Properties</text:span>:</text:p>
          <text:list>
            <text:list-item>
              <text:p text:style-name="P28">Determination of viscosity using capillary viscometer or falling sphere method.</text:p>
            </text:list-item>
            <text:list-item>
              <text:p text:style-name="P28">Measurement of density using hydrometer or specific gravity bottle.</text:p>
            </text:list-item>
            <text:list-item>
              <text:p text:style-name="P28">Calibration of pressure gauges and manometers.</text:p>
            </text:list-item>
          </text:list>
        </text:list-item>
        <text:list-item>
          <text:p text:style-name="P27"><text:span text:style-name="Strong_20_Emphasis">Flow Visualization Experiments</text:span>:</text:p>
          <text:list>
            <text:list-item>
              <text:p text:style-name="P28">Study of flow patterns using flow visualization techniques such as dye injection or particle tracking.</text:p>
            </text:list-item>
            <text:list-item>
              <text:p text:style-name="P28">Visualization of streamline flow, laminar flow, and turbulent flow using flow visualization apparatus.</text:p>
            </text:list-item>
          </text:list>
        </text:list-item>
        <text:list-item>
          <text:p text:style-name="P27"><text:soft-page-break/><text:span text:style-name="Strong_20_Emphasis">Flow Rate Measurement</text:span>:</text:p>
          <text:list>
            <text:list-item>
              <text:p text:style-name="P28">Calibration and use of flow measurement devices such as Venturi meter, Orifice meter, and Rotameter to measure flow rates.</text:p>
            </text:list-item>
            <text:list-item>
              <text:p text:style-name="P28">Comparison of theoretical and experimental flow rates.</text:p>
            </text:list-item>
          </text:list>
        </text:list-item>
        <text:list-item>
          <text:p text:style-name="P27"><text:span text:style-name="Strong_20_Emphasis">Flow in Pipes and Fittings</text:span>:</text:p>
          <text:list>
            <text:list-item>
              <text:p text:style-name="P28">Measurement of pressure drop and flow rate in pipes of different diameters and lengths.</text:p>
            </text:list-item>
            <text:list-item>
              <text:p text:style-name="P28">Determination of friction factor and head loss using the Darcy-Weisbach equation.</text:p>
            </text:list-item>
            <text:list-item>
              <text:p text:style-name="P28">Study of losses in pipe fittings such as elbows, bends, and valves.</text:p>
            </text:list-item>
          </text:list>
        </text:list-item>
        <text:list-item>
          <text:p text:style-name="P27"><text:span text:style-name="Strong_20_Emphasis">Flow Through Orifices and Nozzles</text:span>:</text:p>
          <text:list>
            <text:list-item>
              <text:p text:style-name="P28">Measurement of discharge coefficient and velocity profiles through orifices and nozzles.</text:p>
            </text:list-item>
            <text:list-item>
              <text:p text:style-name="P28">Study of jet impingement and momentum flux.</text:p>
            </text:list-item>
          </text:list>
        </text:list-item>
        <text:list-item>
          <text:p text:style-name="P27"><text:span text:style-name="Strong_20_Emphasis">Flow Through Venturi Meter and Pitot Tube</text:span>:</text:p>
          <text:list>
            <text:list-item>
              <text:p text:style-name="P28">Measurement of flow rate using Venturi meter and Pitot-static tube.</text:p>
            </text:list-item>
            <text:list-item>
              <text:p text:style-name="P28">Verification of Bernoulli's equation and determination of velocity profile.</text:p>
            </text:list-item>
          </text:list>
        </text:list-item>
        <text:list-item>
          <text:p text:style-name="P27"><text:span text:style-name="Strong_20_Emphasis">Hydraulic Turbines and Pumps</text:span>:</text:p>
          <text:list>
            <text:list-item>
              <text:p text:style-name="P28">Study of performance characteristics of hydraulic turbines and pumps.</text:p>
            </text:list-item>
            <text:list-item>
              <text:p text:style-name="P28">Measurement of efficiency, head, and power output of turbines and pumps.</text:p>
            </text:list-item>
          </text:list>
        </text:list-item>
        <text:list-item>
          <text:p text:style-name="P27"><text:span text:style-name="Strong_20_Emphasis">Open Channel Flow</text:span>:</text:p>
          <text:list>
            <text:list-item>
              <text:p text:style-name="P28">Measurement of flow rate and velocity distribution in open channels using flumes and weirs.</text:p>
            </text:list-item>
            <text:list-item>
              <text:p text:style-name="P28">Study of specific energy, critical flow, and hydraulic jumps.</text:p>
            </text:list-item>
          </text:list>
        </text:list-item>
        <text:list-item>
          <text:p text:style-name="P27"><text:span text:style-name="Strong_20_Emphasis">Flow Around Objects</text:span>:</text:p>
          <text:list>
            <text:list-item>
              <text:p text:style-name="P28">Measurement of drag and lift forces on objects immersed in fluid flow.</text:p>
            </text:list-item>
            <text:list-item>
              <text:p text:style-name="P28">Study of boundary layer separation and vortex shedding.</text:p>
            </text:list-item>
          </text:list>
        </text:list-item>
        <text:list-item>
          <text:p text:style-name="P27"><text:span text:style-name="Strong_20_Emphasis">Computational Fluid Dynamics (CFD) Experiments</text:span>:</text:p>
          <text:list>
            <text:list-item>
              <text:p text:style-name="P28">Introduction to basic CFD simulations using open-source software such as OpenFOAM or commercial software like ANSYS Fluent.</text:p>
            </text:list-item>
            <text:list-item>
              <text:p text:style-name="P27">Validation of experimental results with numerical simulations.</text:p>
            </text:list-item>
          </text:list>
        </text:list-item>
      </text:list>
      <text:p text:style-name="Text_20_body">These experiments provide hands-on experience with the principles of fluid mechanics and help students develop practical skills in conducting experiments, analyzing data, and interpreting results. They are essential for reinforcing theoretical knowledge and preparing students for careers in mechanical engineering, aerospace engineering, civil engineering, and related fields.</text:p>
      <text:p text:style-name="P29"><text:bookmark text:name="prompt-textarea"/></text:p>
      <text:p text:style-name="P1"/>
      <text:p text:style-name="P1"/>
      <text:p text:style-name="P1"/>
      <text:p text:style-name="P1"/>
      <text:p text:style-name="P1"/>
      <text:p text:style-name="P1"/>
      <text:p text:style-name="P1"/>
      <text:p text:style-name="P1"><text:soft-page-break/></text:p>
      <text:p text:style-name="P1"/>
      <text:p text:style-name="P1"/>
      <text:p text:style-name="P2"><text:span text:style-name="T1">Control Systems</text:span></text:p>
      <text:p text:style-name="P2"/>
      <text:p text:style-name="P32">The syllabus for Control Engineering in a Bachelor of Technology (B.Tech) program in Mechanical Engineering typically covers fundamental concepts, principles, and applications of control systems. Here's a general outline of topics commonly included in the Control Engineering syllabus:</text:p>
      <text:list xml:id="list1535169913" text:style-name="L13">
        <text:list-item>
          <text:p text:style-name="P30"><text:span text:style-name="Strong_20_Emphasis">Introduction to Control Systems</text:span>:</text:p>
          <text:list>
            <text:list-item>
              <text:p text:style-name="P31">Definition and classification of control systems.</text:p>
            </text:list-item>
            <text:list-item>
              <text:p text:style-name="P31">Open-loop vs. closed-loop control systems.</text:p>
            </text:list-item>
            <text:list-item>
              <text:p text:style-name="P31">Block diagram representation.</text:p>
            </text:list-item>
          </text:list>
        </text:list-item>
        <text:list-item>
          <text:p text:style-name="P30"><text:span text:style-name="Strong_20_Emphasis">Mathematical Modeling of Dynamic Systems</text:span>:</text:p>
          <text:list>
            <text:list-item>
              <text:p text:style-name="P31">Differential equations and transfer functions.</text:p>
            </text:list-item>
            <text:list-item>
              <text:p text:style-name="P31">Laplace transform and its applications in system analysis.</text:p>
            </text:list-item>
            <text:list-item>
              <text:p text:style-name="P31">State-space representation.</text:p>
            </text:list-item>
          </text:list>
        </text:list-item>
        <text:list-item>
          <text:p text:style-name="P30"><text:span text:style-name="Strong_20_Emphasis">Time Domain Analysis</text:span>:</text:p>
          <text:list>
            <text:list-item>
              <text:p text:style-name="P31">Time response of first-order and second-order systems.</text:p>
            </text:list-item>
            <text:list-item>
              <text:p text:style-name="P31">Time domain specifications: rise time, peak time, settling time, overshoot, and steady-state error.</text:p>
            </text:list-item>
            <text:list-item>
              <text:p text:style-name="P31">Analysis of transient and steady-state responses.</text:p>
            </text:list-item>
          </text:list>
        </text:list-item>
        <text:list-item>
          <text:p text:style-name="P30"><text:span text:style-name="Strong_20_Emphasis">Frequency Domain Analysis</text:span>:</text:p>
          <text:list>
            <text:list-item>
              <text:p text:style-name="P31">Frequency response of linear time-invariant (LTI) systems.</text:p>
            </text:list-item>
            <text:list-item>
              <text:p text:style-name="P31">Bode plots: magnitude and phase plots.</text:p>
            </text:list-item>
            <text:list-item>
              <text:p text:style-name="P31">Gain and phase margins.</text:p>
            </text:list-item>
            <text:list-item>
              <text:p text:style-name="P31">Nyquist stability criterion.</text:p>
            </text:list-item>
          </text:list>
        </text:list-item>
        <text:list-item>
          <text:p text:style-name="P30"><text:span text:style-name="Strong_20_Emphasis">Stability Analysis</text:span>:</text:p>
          <text:list>
            <text:list-item>
              <text:p text:style-name="P31">Routh-Hurwitz criterion for stability.</text:p>
            </text:list-item>
            <text:list-item>
              <text:p text:style-name="P31">Root locus analysis.</text:p>
            </text:list-item>
            <text:list-item>
              <text:p text:style-name="P31">Stability in state-space representation.</text:p>
            </text:list-item>
          </text:list>
        </text:list-item>
        <text:list-item>
          <text:p text:style-name="P30"><text:span text:style-name="Strong_20_Emphasis">PID Controllers</text:span>:</text:p>
          <text:list>
            <text:list-item>
              <text:p text:style-name="P31">Proportional, integral, and derivative control actions.</text:p>
            </text:list-item>
            <text:list-item>
              <text:p text:style-name="P31">Tuning methods: Ziegler-Nichols method, Cohen-Coon method, and trial and error.</text:p>
            </text:list-item>
          </text:list>
        </text:list-item>
        <text:list-item>
          <text:p text:style-name="P30"><text:span text:style-name="Strong_20_Emphasis">Control System Design</text:span>:</text:p>
          <text:list>
            <text:list-item>
              <text:p text:style-name="P31">Compensation techniques: lead, lag, and lead-lag compensation.</text:p>
            </text:list-item>
            <text:list-item>
              <text:p text:style-name="P31">Pole placement method.</text:p>
            </text:list-item>
            <text:list-item>
              <text:p text:style-name="P31">Design of digital control systems.</text:p>
            </text:list-item>
          </text:list>
        </text:list-item>
        <text:list-item>
          <text:p text:style-name="P30"><text:span text:style-name="Strong_20_Emphasis">State-Space Analysis and Design</text:span>:</text:p>
          <text:list>
            <text:list-item>
              <text:p text:style-name="P31">State feedback control.</text:p>
            </text:list-item>
            <text:list-item>
              <text:p text:style-name="P31">Controllability and observability.</text:p>
            </text:list-item>
            <text:list-item>
              <text:p text:style-name="P31">Pole placement and observer design.</text:p>
            </text:list-item>
          </text:list>
        </text:list-item>
        <text:list-item>
          <text:p text:style-name="P30"><text:soft-page-break/><text:span text:style-name="Strong_20_Emphasis">Nonlinear Systems and Control</text:span>:</text:p>
          <text:list>
            <text:list-item>
              <text:p text:style-name="P31">Introduction to nonlinear systems.</text:p>
            </text:list-item>
            <text:list-item>
              <text:p text:style-name="P31">Feedback linearization.</text:p>
            </text:list-item>
            <text:list-item>
              <text:p text:style-name="P31">Lyapunov stability analysis.</text:p>
            </text:list-item>
          </text:list>
        </text:list-item>
        <text:list-item>
          <text:p text:style-name="P30"><text:span text:style-name="Strong_20_Emphasis">Applications of Control Systems</text:span>:</text:p>
          <text:list>
            <text:list-item>
              <text:p text:style-name="P31">Control of mechanical systems: position control, velocity control, and force control.</text:p>
            </text:list-item>
            <text:list-item>
              <text:p text:style-name="P31">Process control: temperature control, level control, and flow control.</text:p>
            </text:list-item>
            <text:list-item>
              <text:p text:style-name="P31">Aerospace control systems: aircraft autopilot systems, spacecraft attitude control systems.</text:p>
            </text:list-item>
          </text:list>
        </text:list-item>
        <text:list-item>
          <text:p text:style-name="P30"><text:span text:style-name="Strong_20_Emphasis">Laboratory Experiments</text:span>:</text:p>
          <text:list>
            <text:list-item>
              <text:p text:style-name="P31">Design and analysis of control systems using MATLAB or similar software.</text:p>
            </text:list-item>
            <text:list-item>
              <text:p text:style-name="P31">Implementation and testing of control algorithms on hardware platforms such as microcontrollers or PLCs.</text:p>
            </text:list-item>
            <text:list-item>
              <text:p text:style-name="P30">Experimentation with real-world control systems.</text:p>
            </text:list-item>
          </text:list>
        </text:list-item>
      </text:list>
      <text:p text:style-name="Text_20_body">This outline provides a broad overview of the typical topics covered in a B.Tech Mechanical Engineering syllabus for Control Engineering. Actual syllabi may vary between institutions, and additional topics or variations may be included depending on the specific curriculum and academic requirements of the program.</text:p>
      <text:p text:style-name="P2"/>
      <text:p text:style-name="P2"/>
      <text:p text:style-name="P2"/>
      <text:p text:style-name="P3"/>
      <text:p text:style-name="P3"/>
      <text:p text:style-name="P3">Softwares for control Systems</text:p>
      <text:p text:style-name="P3"/>
      <text:p text:style-name="P2"/>
      <text:p text:style-name="P32">In the field of control systems, several software tools are commonly used for design, analysis, simulation, and implementation of control algorithms. Here are some major software packages used in control systems engineering:</text:p>
      <text:list xml:id="list1904568025" text:style-name="L14">
        <text:list-item>
          <text:p text:style-name="P33"><text:span text:style-name="Strong_20_Emphasis">MATLAB/Simulink</text:span>: MATLAB is one of the most widely used programming languages and environments for technical computing, including control system design and analysis. Simulink, a graphical programming environment, is commonly used for modeling, simulating, and analyzing dynamic systems, including control systems.</text:p>
        </text:list-item>
        <text:list-item>
          <text:p text:style-name="P33"><text:span text:style-name="Strong_20_Emphasis">LabVIEW</text:span>: LabVIEW (Laboratory Virtual Instrument Engineering Workbench) is a graphical programming platform developed by National Instruments. It is commonly used for data acquisition, instrument control, and system design, including control system design and simulation.</text:p>
        </text:list-item>
        <text:list-item>
          <text:p text:style-name="P33"><text:soft-page-break/><text:span text:style-name="Strong_20_Emphasis">Python</text:span>: Python is a versatile programming language that is gaining popularity in control systems engineering due to its ease of use and extensive libraries for numerical computing and control system design. Libraries such as SciPy, Control Systems Library (python-control), and SymPy provide tools for control system analysis and design.</text:p>
        </text:list-item>
        <text:list-item>
          <text:p text:style-name="P33"><text:span text:style-name="Strong_20_Emphasis">Simulink Control Design (formerly known as Simulink Control Toolbox)</text:span>: Simulink Control Design is an add-on to Simulink that provides tools for control system design and analysis, including linear and nonlinear control system design, model validation, and tuning of control algorithms.</text:p>
        </text:list-item>
        <text:list-item>
          <text:p text:style-name="P33"><text:span text:style-name="Strong_20_Emphasis">NI (National Instruments) Control Design and Simulation Module</text:span>: This module extends LabVIEW with additional tools for control system design, analysis, and simulation. It includes functions for linear and nonlinear control system analysis, as well as tools for tuning control algorithms.</text:p>
        </text:list-item>
        <text:list-item>
          <text:p text:style-name="P33"><text:span text:style-name="Strong_20_Emphasis">SciLab</text:span>: SciLab is an open-source numerical computing platform similar to MATLAB. It provides a high-level programming language for numerical computations and includes modules for control system design and analysis.</text:p>
        </text:list-item>
        <text:list-item>
          <text:p text:style-name="P33"><text:span text:style-name="Strong_20_Emphasis">Octave</text:span>: Octave is another open-source numerical computing environment similar to MATLAB. It provides a programming language and environment for numerical computations, including control system analysis and design.</text:p>
        </text:list-item>
        <text:list-item>
          <text:p text:style-name="P33"><text:span text:style-name="Strong_20_Emphasis">Control System Toolbox for Python (python-control)</text:span>: This is a Python library for control systems analysis and design. It provides functions for linear and nonlinear control system analysis, as well as tools for simulation and design of control algorithms.</text:p>
        </text:list-item>
      </text:list>
      <text:p text:style-name="Text_20_body">These are some of the major software tools used in control systems engineering. Each software package has its own features, capabilities, and user interfaces, allowing engineers and researchers to choose the best tool for their specific needs and applications.</text:p>
      <text:p text:style-name="Text_20_body"/>
      <text:p text:style-name="Text_20_body"/>
      <text:p text:style-name="P2">=================================================================</text:p>
      <text:p text:style-name="P2"/>
      <text:p text:style-name="P2"/>
      <text:p text:style-name="P2"/>
      <text:p text:style-name="P32">The syllabus for a Thermodynamics course typically covers fundamental concepts, laws, and applications of thermodynamics. Here's a general outline of topics commonly included in a Thermodynamics syllabus:</text:p>
      <text:list xml:id="list4042460082" text:style-name="L15">
        <text:list-item>
          <text:p text:style-name="P34"><text:span text:style-name="Strong_20_Emphasis">Basic Concepts and Definitions</text:span>:</text:p>
          <text:list>
            <text:list-item>
              <text:p text:style-name="P35">Definition of thermodynamics.</text:p>
            </text:list-item>
            <text:list-item>
              <text:p text:style-name="P35">System, surroundings, and boundary.</text:p>
            </text:list-item>
            <text:list-item>
              <text:p text:style-name="P35">State, properties, and processes.</text:p>
            </text:list-item>
            <text:list-item>
              <text:p text:style-name="P35">Thermodynamic equilibrium.</text:p>
            </text:list-item>
          </text:list>
        </text:list-item>
        <text:list-item>
          <text:p text:style-name="P34"><text:span text:style-name="Strong_20_Emphasis">Work and Heat</text:span>:</text:p>
          <text:list>
            <text:list-item>
              <text:p text:style-name="P35">Definition and units of work and heat.</text:p>
            </text:list-item>
            <text:list-item>
              <text:p text:style-name="P35">Sign conventions.</text:p>
            </text:list-item>
            <text:list-item>
              <text:p text:style-name="P35"><text:soft-page-break/>Work done by various processes (expansion, compression, etc.).</text:p>
            </text:list-item>
            <text:list-item>
              <text:p text:style-name="P35">Heat transfer mechanisms (conduction, convection, radiation).</text:p>
            </text:list-item>
          </text:list>
        </text:list-item>
        <text:list-item>
          <text:p text:style-name="P34"><text:span text:style-name="Strong_20_Emphasis">First Law of Thermodynamics</text:span>:</text:p>
          <text:list>
            <text:list-item>
              <text:p text:style-name="P35">Statement of the first law.</text:p>
            </text:list-item>
            <text:list-item>
              <text:p text:style-name="P35">Conservation of energy principle.</text:p>
            </text:list-item>
            <text:list-item>
              <text:p text:style-name="P35">Internal energy, enthalpy, and specific heats.</text:p>
            </text:list-item>
            <text:list-item>
              <text:p text:style-name="P35">Application of the first law to closed and open systems.</text:p>
            </text:list-item>
            <text:list-item>
              <text:p text:style-name="P35">Steady-state and transient analysis.</text:p>
            </text:list-item>
          </text:list>
        </text:list-item>
        <text:list-item>
          <text:p text:style-name="P34"><text:span text:style-name="Strong_20_Emphasis">Second Law of Thermodynamics</text:span>:</text:p>
          <text:list>
            <text:list-item>
              <text:p text:style-name="P35">Kelvin-Planck and Clausius statements.</text:p>
            </text:list-item>
            <text:list-item>
              <text:p text:style-name="P35">Reversible and irreversible processes.</text:p>
            </text:list-item>
            <text:list-item>
              <text:p text:style-name="P35">Carnot cycle and Carnot efficiency.</text:p>
            </text:list-item>
            <text:list-item>
              <text:p text:style-name="P35">Entropy and entropy generation.</text:p>
            </text:list-item>
            <text:list-item>
              <text:p text:style-name="P35">Principle of increase of entropy.</text:p>
            </text:list-item>
          </text:list>
        </text:list-item>
        <text:list-item>
          <text:p text:style-name="P34"><text:span text:style-name="Strong_20_Emphasis">Entropy Change in Thermodynamic Processes</text:span>:</text:p>
          <text:list>
            <text:list-item>
              <text:p text:style-name="P35">Entropy change in reversible and irreversible processes.</text:p>
            </text:list-item>
            <text:list-item>
              <text:p text:style-name="P35">Entropy change for ideal gases.</text:p>
            </text:list-item>
            <text:list-item>
              <text:p text:style-name="P35">Isentropic processes.</text:p>
            </text:list-item>
          </text:list>
        </text:list-item>
        <text:list-item>
          <text:p text:style-name="P34"><text:span text:style-name="Strong_20_Emphasis">Availability and Irreversibility</text:span>:</text:p>
          <text:list>
            <text:list-item>
              <text:p text:style-name="P35">Availability (exergy) and irreversibility.</text:p>
            </text:list-item>
            <text:list-item>
              <text:p text:style-name="P35">Second-law efficiency.</text:p>
            </text:list-item>
            <text:list-item>
              <text:p text:style-name="P35">Exergy analysis of systems and components.</text:p>
            </text:list-item>
          </text:list>
        </text:list-item>
        <text:list-item>
          <text:p text:style-name="P34"><text:span text:style-name="Strong_20_Emphasis">Thermodynamic Property Relations</text:span>:</text:p>
          <text:list>
            <text:list-item>
              <text:p text:style-name="P35">Maxwell relations.</text:p>
            </text:list-item>
            <text:list-item>
              <text:p text:style-name="P35">Tds equations.</text:p>
            </text:list-item>
            <text:list-item>
              <text:p text:style-name="P35">Clapeyron equation.</text:p>
            </text:list-item>
            <text:list-item>
              <text:p text:style-name="P35">Joule-Thomson coefficient.</text:p>
            </text:list-item>
          </text:list>
        </text:list-item>
        <text:list-item>
          <text:p text:style-name="P34"><text:span text:style-name="Strong_20_Emphasis">Gas Mixtures and Psychrometrics</text:span>:</text:p>
          <text:list>
            <text:list-item>
              <text:p text:style-name="P35">Ideal gas mixtures.</text:p>
            </text:list-item>
            <text:list-item>
              <text:p text:style-name="P35">Psychrometric properties of air.</text:p>
            </text:list-item>
            <text:list-item>
              <text:p text:style-name="P35">Psychrometric processes and applications.</text:p>
            </text:list-item>
          </text:list>
        </text:list-item>
        <text:list-item>
          <text:p text:style-name="P34"><text:span text:style-name="Strong_20_Emphasis">Power and Refrigeration Cycles</text:span>:</text:p>
          <text:list>
            <text:list-item>
              <text:p text:style-name="P35">Ideal and actual gas power cycles (Rankine, Brayton).</text:p>
            </text:list-item>
            <text:list-item>
              <text:p text:style-name="P35">Refrigeration and heat pump cycles (Carnot, Vapor compression).</text:p>
            </text:list-item>
          </text:list>
        </text:list-item>
        <text:list-item>
          <text:p text:style-name="P34"><text:span text:style-name="Strong_20_Emphasis">Introduction to Statistical Thermodynamics</text:span>:</text:p>
          <text:list>
            <text:list-item>
              <text:p text:style-name="P35">Microscopic vs. macroscopic approach.</text:p>
            </text:list-item>
            <text:list-item>
              <text:p text:style-name="P35">Boltzmann's entropy formula.</text:p>
            </text:list-item>
            <text:list-item>
              <text:p text:style-name="P35">Maxwell-Boltzmann distribution.</text:p>
            </text:list-item>
          </text:list>
        </text:list-item>
        <text:list-item>
          <text:p text:style-name="P34"><text:span text:style-name="Strong_20_Emphasis">Applications of Thermodynamics</text:span>:</text:p>
          <text:list>
            <text:list-item>
              <text:p text:style-name="P35">Heat engines, refrigeration systems, and power plants.</text:p>
            </text:list-item>
            <text:list-item>
              <text:p text:style-name="P35">Combustion processes.</text:p>
            </text:list-item>
            <text:list-item>
              <text:p text:style-name="P35">Renewable energy systems.</text:p>
            </text:list-item>
            <text:list-item>
              <text:p text:style-name="P35"><text:soft-page-break/>Thermal comfort and HVAC systems.</text:p>
            </text:list-item>
          </text:list>
        </text:list-item>
        <text:list-item>
          <text:p text:style-name="P34"><text:span text:style-name="Strong_20_Emphasis">Thermodynamics Laboratory</text:span>:</text:p>
          <text:list>
            <text:list-item>
              <text:p text:style-name="P35">Experimental measurements of thermodynamic properties.</text:p>
            </text:list-item>
            <text:list-item>
              <text:p text:style-name="P35">Performance analysis of thermodynamic systems.</text:p>
            </text:list-item>
            <text:list-item>
              <text:p text:style-name="P34">Data acquisition and analysis using software tools.</text:p>
            </text:list-item>
          </text:list>
        </text:list-item>
      </text:list>
      <text:p text:style-name="Text_20_body">This outline provides a broad overview of the typical topics covered in a Thermodynamics course. Actual syllabi may vary between institutions, and additional topics or variations may be included depending on the specific curriculum and academic requirements of the program.</text:p>
      <text:p text:style-name="P2"/>
      <text:p text:style-name="P2"/>
      <text:p text:style-name="P3">Thermodynamcs Software</text:p>
      <text:p text:style-name="P3"/>
      <text:p text:style-name="P37">In the realm of thermodynamics, various software tools aid engineers and researchers in solving complex problems, analyzing systems, and simulating thermodynamic processes. Here are ten prominent software packages commonly used in the field:</text:p>
      <text:list xml:id="list3888374851" text:style-name="L16">
        <text:list-item>
          <text:p text:style-name="P36"><text:span text:style-name="Strong_20_Emphasis">MATLAB/Simulink</text:span>: MATLAB, coupled with Simulink, offers a powerful environment for numerical computation, data analysis, and simulation of dynamic systems, including thermodynamic processes.</text:p>
        </text:list-item>
        <text:list-item>
          <text:p text:style-name="P36"><text:span text:style-name="Strong_20_Emphasis">Engineering Equation Solver (EES)</text:span>: EES is a comprehensive software tool designed for solving and analyzing thermodynamic problems. It provides a vast database of thermodynamic properties and an intuitive interface for building and solving equations.</text:p>
        </text:list-item>
        <text:list-item>
          <text:p text:style-name="P36"><text:span text:style-name="Strong_20_Emphasis">Aspen Plus</text:span>: Aspen Plus is a process simulation software widely used in chemical engineering and related fields. It enables users to model and simulate complex thermodynamic systems, including chemical processes, energy systems, and power plants.</text:p>
        </text:list-item>
        <text:list-item>
          <text:p text:style-name="P36"><text:span text:style-name="Strong_20_Emphasis">COMSOL Multiphysics</text:span>: COMSOL Multiphysics is a multiphysics simulation software that allows engineers and scientists to simulate and analyze coupled physical phenomena, including fluid flow, heat transfer, and chemical reactions relevant to thermodynamic processes.</text:p>
        </text:list-item>
        <text:list-item>
          <text:p text:style-name="P36"><text:span text:style-name="Strong_20_Emphasis">Thermo-Calc</text:span>: Thermo-Calc is a software package for thermodynamic calculations and phase diagram calculations. It is commonly used in materials science and metallurgy for predicting phase equilibria and thermodynamic properties of materials.</text:p>
        </text:list-item>
        <text:list-item>
          <text:p text:style-name="P36"><text:span text:style-name="Strong_20_Emphasis">CoolProp</text:span>: CoolProp is an open-source thermodynamic property database and calculation library. It provides accurate thermophysical properties for a wide range of fluids and enables users to perform thermodynamic calculations in various programming languages, including Python and MATLAB.</text:p>
        </text:list-item>
        <text:list-item>
          <text:p text:style-name="P36"><text:span text:style-name="Strong_20_Emphasis">ANSYS Fluent</text:span>: ANSYS Fluent is a computational fluid dynamics (CFD) software package that is often used for simulating fluid flow and heat transfer processes relevant to <text:soft-page-break/>thermodynamics. It is particularly useful for analyzing complex flow phenomena in engineering applications.</text:p>
        </text:list-item>
        <text:list-item>
          <text:p text:style-name="P36"><text:span text:style-name="Strong_20_Emphasis">CyclePad</text:span>: CyclePad is a software tool specifically designed for the analysis and optimization of thermodynamic power cycles, including Rankine, Brayton, and refrigeration cycles. It allows engineers to design and analyze power cycles for maximum efficiency and performance.</text:p>
        </text:list-item>
        <text:list-item>
          <text:p text:style-name="P36"><text:span text:style-name="Strong_20_Emphasis">Cantera</text:span>: Cantera is an open-source software suite for chemical kinetics, thermodynamics, and transport processes. It is widely used for modeling reacting flows, combustion processes, and chemical reactors in various engineering applications.</text:p>
        </text:list-item>
        <text:list-item>
          <text:p text:style-name="P36"><text:span text:style-name="Strong_20_Emphasis">OpenFOAM</text:span>: OpenFOAM is an open-source computational fluid dynamics (CFD) software package that provides a flexible framework for simulating fluid flow and heat transfer processes. It is often used for simulating complex thermodynamic systems and analyzing fluid dynamics phenomena.</text:p>
        </text:list-item>
      </text:list>
      <text:p text:style-name="Text_20_body">These software packages offer a wide range of capabilities for modeling, simulating, and analyzing thermodynamic systems and processes, catering to the diverse needs of engineers, researchers, and students in the field of thermodynamics.</text:p>
      <text:p text:style-name="P5">========================</text:p>
      <text:p text:style-name="P3"/>
      <text:p text:style-name="P3">OpenSource</text:p>
      <text:p text:style-name="P3"/>
      <text:p text:style-name="P38">Certainly! Here are some open-source software tools commonly used for thermodynamics:</text:p>
      <text:list xml:id="list3844964113" text:style-name="L17">
        <text:list-item>
          <text:p text:style-name="P39"><text:span text:style-name="Strong_20_Emphasis">CoolProp</text:span>: CoolProp is a widely-used open-source thermodynamic property database and calculation library. It provides accurate thermophysical properties for a wide range of fluids and enables users to perform thermodynamic calculations in various programming languages, including Python, MATLAB, and C++.</text:p>
        </text:list-item>
        <text:list-item>
          <text:p text:style-name="P39"><text:span text:style-name="Strong_20_Emphasis">Cantera</text:span>: Cantera is an open-source software suite for chemical kinetics, thermodynamics, and transport processes. It is commonly used for modeling reacting flows, combustion processes, and chemical reactors in various engineering applications.</text:p>
        </text:list-item>
        <text:list-item>
          <text:p text:style-name="P39"><text:span text:style-name="Strong_20_Emphasis">OpenFOAM</text:span>: OpenFOAM is an open-source computational fluid dynamics (CFD) software package that provides a flexible framework for simulating fluid flow and heat transfer processes. It is widely used for simulating complex thermodynamic systems and analyzing fluid dynamics phenomena.</text:p>
        </text:list-item>
        <text:list-item>
          <text:p text:style-name="P39"><text:span text:style-name="Strong_20_Emphasis">Thermo-Calc</text:span>: Thermo-Calc is a software package for thermodynamic calculations and phase diagram calculations. While it is primarily used in materials science and metallurgy, it can also be applied to thermodynamic problems in various engineering disciplines.</text:p>
        </text:list-item>
        <text:list-item>
          <text:p text:style-name="P39"><text:soft-page-break/><text:span text:style-name="Strong_20_Emphasis">DWSIM</text:span>: DWSIM is an open-source chemical process simulator that allows users to model and simulate thermodynamic systems, including chemical processes, energy systems, and power plants. It features a user-friendly interface and supports various thermodynamic models and property databases.</text:p>
        </text:list-item>
        <text:list-item>
          <text:p text:style-name="P39"><text:span text:style-name="Strong_20_Emphasis">LibreOffice Calc</text:span>: LibreOffice Calc is an open-source spreadsheet software that can be used for thermodynamic calculations, data analysis, and visualization. It provides a range of mathematical functions and tools for manipulating data sets related to thermodynamic properties and processes.</text:p>
        </text:list-item>
        <text:list-item>
          <text:p text:style-name="P39"><text:span text:style-name="Strong_20_Emphasis">Python with NumPy and SciPy</text:span>: Python is a versatile programming language commonly used in scientific computing. When combined with libraries like NumPy and SciPy, it provides powerful tools for thermodynamic calculations, data analysis, and simulation of dynamic systems.</text:p>
        </text:list-item>
        <text:list-item>
          <text:p text:style-name="P39"><text:span text:style-name="Strong_20_Emphasis">Jupyter Notebook</text:span>: Jupyter Notebook is an open-source web application that allows users to create and share documents containing live code, equations, visualizations, and narrative text. It is commonly used for documenting and sharing thermodynamic calculations and simulations.</text:p>
        </text:list-item>
        <text:list-item>
          <text:p text:style-name="P39"><text:span text:style-name="Strong_20_Emphasis">Octave</text:span>: Octave is an open-source numerical computing environment similar to MATLAB. It provides a programming language and environment for numerical computations, including thermodynamic calculations and simulations.</text:p>
        </text:list-item>
        <text:list-item>
          <text:p text:style-name="P39"><text:span text:style-name="Strong_20_Emphasis">GNU Octave</text:span>: GNU Octave is another open-source numerical computing environment similar to MATLAB. It offers a high-level programming language for numerical computations, making it suitable for thermodynamic analysis and simulation.</text:p>
        </text:list-item>
      </text:list>
      <text:p text:style-name="Text_20_body">These open-source software tools offer a wide range of capabilities for thermodynamic modeling, simulation, and analysis, catering to the diverse needs of engineers, researchers, and students in the field of thermodynamics.</text:p>
      <text:p text:style-name="P4">=========================================================================</text:p>
      <text:p text:style-name="P4"/>
      <text:p text:style-name="P4"/>
      <text:p text:style-name="P4"/>
      <text:p text:style-name="P4"/>
      <text:p text:style-name="P5"/>
      <text:p text:style-name="P5"/>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00:10:26.467512143</meta:creation-date>
    <dc:date>2024-04-18T00:40:50.537972442</dc:date>
    <meta:editing-duration>PT3S</meta:editing-duration>
    <meta:editing-cycles>1</meta:editing-cycles>
    <meta:document-statistic meta:table-count="0" meta:image-count="0" meta:object-count="0" meta:page-count="13" meta:paragraph-count="303" meta:word-count="3684" meta:character-count="25945" meta:non-whitespace-character-count="22831"/>
    <meta:generator>LibreOffice/7.3.7.2$Linux_X86_64 LibreOffice_project/30$Build-2</meta:generator>
  </office:meta>
</office:document-meta>
</file>